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8" office:value-type="string" calcext:value-type="string" table:number-columns-spanned="1" table:number-rows-spanned="2">
            <text:p>读入方式</text:p>
          </table:table-cell>
          <table:table-cell table:style-name="ce48" office:value-type="string" calcext:value-type="string" table:number-columns-spanned="2" table:number-rows-spanned="1">
            <text:p>使用时间（毫秒）</text:p>
          </table:table-cell>
          <table:covered-table-cell table:style-name="ce18"/>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6">
          <table:table-cell table:style-name="ce83"/>
          <table:covered-table-cell table:style-name="ce18"/>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0">
          <table:table-cell table:style-name="ce83"/>
          <table:table-cell table:style-name="ce18"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5">
          <table:table-cell table:style-name="ce83"/>
          <table:table-cell table:style-name="ce18" office:value-type="string" calcext:value-type="string" table:number-columns-spanned="1" table:number-rows-spanned="2">
            <text:p>算法名称</text:p>
          </table:table-cell>
          <table:table-cell table:style-name="ce48"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6">
          <table:table-cell table:style-name="ce83"/>
          <table:covered-table-cell table:style-name="ce18"/>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25"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25"/>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8mm" svg:x="1.08mm" svg:y="2.6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8mm" svg:x="0.79mm" svg:y="2.2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7mm" svg:x="1.24mm" svg:y="2.2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1mm" svg:x="0.73mm" svg:y="3.6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9mm" svg:x="1.24mm" svg:y="1.2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1mm" svg:x="0.99mm" svg:y="1.3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number-rows-repeated="105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70">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29"/>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9">0000/00/00</text:date>, <text:time style:data-style-name="N2" text:time-value="21:52:15.98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9T10:51:32.272000000</dc:date>
    <meta:editing-duration>P76DT10H17M22S</meta:editing-duration>
    <meta:editing-cycles>1403</meta:editing-cycles>
    <meta:generator>LibreOffice/6.0.1.1$Windows_X86_64 LibreOffice_project/60bfb1526849283ce2491346ed2aa51c465abfe6</meta:generator>
    <dc:creator>Zhuang Yumin</dc:creator>
    <meta:document-statistic meta:table-count="3" meta:cell-count="2245" meta:object-count="17"/>
  </office:meta>
</office:document-meta>
</file>